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00127">
            <text:p>0.00127</text:p>
          </table:table-cell>
          <table:table-cell office:value-type="float" office:value="10.62349">
            <text:p>10.62349</text:p>
          </table:table-cell>
        </table:table-row>
        <table:table-row table:style-name="ro1">
          <table:table-cell office:value-type="float" office:value="1.25893">
            <text:p>1.25893</text:p>
          </table:table-cell>
          <table:table-cell office:value-type="float" office:value="0.00128">
            <text:p>0.00128</text:p>
          </table:table-cell>
          <table:table-cell office:value-type="float" office:value="13.24834">
            <text:p>13.24834</text:p>
          </table:table-cell>
        </table:table-row>
        <table:table-row table:style-name="ro1">
          <table:table-cell office:value-type="float" office:value="1.58489">
            <text:p>1.58489</text:p>
          </table:table-cell>
          <table:table-cell office:value-type="float" office:value="0.0013">
            <text:p>0.0013</text:p>
          </table:table-cell>
          <table:table-cell office:value-type="float" office:value="16.50936">
            <text:p>16.50936</text:p>
          </table:table-cell>
        </table:table-row>
        <table:table-row table:style-name="ro1">
          <table:table-cell office:value-type="float" office:value="1.99526">
            <text:p>1.99526</text:p>
          </table:table-cell>
          <table:table-cell office:value-type="float" office:value="0.00134">
            <text:p>0.00134</text:p>
          </table:table-cell>
          <table:table-cell office:value-type="float" office:value="20.43236">
            <text:p>20.43236</text:p>
          </table:table-cell>
        </table:table-row>
        <table:table-row table:style-name="ro1">
          <table:table-cell office:value-type="float" office:value="2.51189">
            <text:p>2.51189</text:p>
          </table:table-cell>
          <table:table-cell office:value-type="float" office:value="0.00139">
            <text:p>0.00139</text:p>
          </table:table-cell>
          <table:table-cell office:value-type="float" office:value="25.02806">
            <text:p>25.02806</text:p>
          </table:table-cell>
        </table:table-row>
        <table:table-row table:style-name="ro1">
          <table:table-cell office:value-type="float" office:value="3.16228">
            <text:p>3.16228</text:p>
          </table:table-cell>
          <table:table-cell office:value-type="float" office:value="0.00146">
            <text:p>0.00146</text:p>
          </table:table-cell>
          <table:table-cell office:value-type="float" office:value="30.41062">
            <text:p>30.41062</text:p>
          </table:table-cell>
        </table:table-row>
        <table:table-row table:style-name="ro1">
          <table:table-cell office:value-type="float" office:value="3.98107">
            <text:p>3.98107</text:p>
          </table:table-cell>
          <table:table-cell office:value-type="float" office:value="0.00157">
            <text:p>0.00157</text:p>
          </table:table-cell>
          <table:table-cell office:value-type="float" office:value="36.35277">
            <text:p>36.35277</text:p>
          </table:table-cell>
        </table:table-row>
        <table:table-row table:style-name="ro1">
          <table:table-cell office:value-type="float" office:value="5.01187">
            <text:p>5.01187</text:p>
          </table:table-cell>
          <table:table-cell office:value-type="float" office:value="0.00173">
            <text:p>0.00173</text:p>
          </table:table-cell>
          <table:table-cell office:value-type="float" office:value="42.71935">
            <text:p>42.71935</text:p>
          </table:table-cell>
        </table:table-row>
        <table:table-row table:style-name="ro1">
          <table:table-cell office:value-type="float" office:value="6.30957">
            <text:p>6.30957</text:p>
          </table:table-cell>
          <table:table-cell office:value-type="float" office:value="0.00195">
            <text:p>0.00195</text:p>
          </table:table-cell>
          <table:table-cell office:value-type="float" office:value="49.06916">
            <text:p>49.06916</text:p>
          </table:table-cell>
        </table:table-row>
        <table:table-row table:style-name="ro1">
          <table:table-cell office:value-type="float" office:value="7.94328">
            <text:p>7.94328</text:p>
          </table:table-cell>
          <table:table-cell office:value-type="float" office:value="0.00226">
            <text:p>0.00226</text:p>
          </table:table-cell>
          <table:table-cell office:value-type="float" office:value="55.19345">
            <text:p>55.193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268">
            <text:p>0.00268</text:p>
          </table:table-cell>
          <table:table-cell office:value-type="float" office:value="60.76782">
            <text:p>60.76782</text:p>
          </table:table-cell>
        </table:table-row>
        <table:table-row table:style-name="ro1">
          <table:table-cell office:value-type="float" office:value="12.58925">
            <text:p>12.58925</text:p>
          </table:table-cell>
          <table:table-cell office:value-type="float" office:value="0.00323">
            <text:p>0.00323</text:p>
          </table:table-cell>
          <table:table-cell office:value-type="float" office:value="65.6825">
            <text:p>65.6825</text:p>
          </table:table-cell>
        </table:table-row>
        <table:table-row table:style-name="ro1">
          <table:table-cell office:value-type="float" office:value="15.84893">
            <text:p>15.84893</text:p>
          </table:table-cell>
          <table:table-cell office:value-type="float" office:value="0.00395">
            <text:p>0.00395</text:p>
          </table:table-cell>
          <table:table-cell office:value-type="float" office:value="69.77281">
            <text:p>69.77281</text:p>
          </table:table-cell>
        </table:table-row>
        <table:table-row table:style-name="ro1">
          <table:table-cell office:value-type="float" office:value="19.95262">
            <text:p>19.95262</text:p>
          </table:table-cell>
          <table:table-cell office:value-type="float" office:value="0.00487">
            <text:p>0.00487</text:p>
          </table:table-cell>
          <table:table-cell office:value-type="float" office:value="73.13563">
            <text:p>73.13563</text:p>
          </table:table-cell>
        </table:table-row>
        <table:table-row table:style-name="ro1">
          <table:table-cell office:value-type="float" office:value="25.11886">
            <text:p>25.11886</text:p>
          </table:table-cell>
          <table:table-cell office:value-type="float" office:value="0.00605">
            <text:p>0.00605</text:p>
          </table:table-cell>
          <table:table-cell office:value-type="float" office:value="75.80936">
            <text:p>75.80936</text:p>
          </table:table-cell>
        </table:table-row>
        <table:table-row table:style-name="ro1">
          <table:table-cell office:value-type="float" office:value="31.62278">
            <text:p>31.62278</text:p>
          </table:table-cell>
          <table:table-cell office:value-type="float" office:value="0.00756">
            <text:p>0.00756</text:p>
          </table:table-cell>
          <table:table-cell office:value-type="float" office:value="77.8491">
            <text:p>77.8491</text:p>
          </table:table-cell>
        </table:table-row>
        <table:table-row table:style-name="ro1">
          <table:table-cell office:value-type="float" office:value="39.81072">
            <text:p>39.81072</text:p>
          </table:table-cell>
          <table:table-cell office:value-type="float" office:value="0.00946">
            <text:p>0.00946</text:p>
          </table:table-cell>
          <table:table-cell office:value-type="float" office:value="79.34476">
            <text:p>79.34476</text:p>
          </table:table-cell>
        </table:table-row>
        <table:table-row table:style-name="ro1">
          <table:table-cell office:value-type="float" office:value="50.11872">
            <text:p>50.11872</text:p>
          </table:table-cell>
          <table:table-cell office:value-type="float" office:value="0.01186">
            <text:p>0.01186</text:p>
          </table:table-cell>
          <table:table-cell office:value-type="float" office:value="80.36176">
            <text:p>80.36176</text:p>
          </table:table-cell>
        </table:table-row>
        <table:table-row table:style-name="ro1">
          <table:table-cell office:value-type="float" office:value="63.09573">
            <text:p>63.09573</text:p>
          </table:table-cell>
          <table:table-cell office:value-type="float" office:value="0.01491">
            <text:p>0.01491</text:p>
          </table:table-cell>
          <table:table-cell office:value-type="float" office:value="80.9342">
            <text:p>80.9342</text:p>
          </table:table-cell>
        </table:table-row>
        <table:table-row table:style-name="ro1">
          <table:table-cell office:value-type="float" office:value="79.43282">
            <text:p>79.43282</text:p>
          </table:table-cell>
          <table:table-cell office:value-type="float" office:value="0.01875">
            <text:p>0.01875</text:p>
          </table:table-cell>
          <table:table-cell office:value-type="float" office:value="81.07721">
            <text:p>81.0772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2361">
            <text:p>0.02361</text:p>
          </table:table-cell>
          <table:table-cell office:value-type="float" office:value="80.82644">
            <text:p>80.82644</text:p>
          </table:table-cell>
        </table:table-row>
        <table:table-row table:style-name="ro1">
          <table:table-cell office:value-type="float" office:value="125.89254">
            <text:p>125.89254</text:p>
          </table:table-cell>
          <table:table-cell office:value-type="float" office:value="0.02977">
            <text:p>0.02977</text:p>
          </table:table-cell>
          <table:table-cell office:value-type="float" office:value="80.15803">
            <text:p>80.15803</text:p>
          </table:table-cell>
        </table:table-row>
        <table:table-row table:style-name="ro1">
          <table:table-cell office:value-type="float" office:value="158.48932">
            <text:p>158.48932</text:p>
          </table:table-cell>
          <table:table-cell office:value-type="float" office:value="0.03763">
            <text:p>0.03763</text:p>
          </table:table-cell>
          <table:table-cell office:value-type="float" office:value="79.05528">
            <text:p>79.05528</text:p>
          </table:table-cell>
        </table:table-row>
        <table:table-row table:style-name="ro1">
          <table:table-cell office:value-type="float" office:value="199.52623">
            <text:p>199.52623</text:p>
          </table:table-cell>
          <table:table-cell office:value-type="float" office:value="0.04776">
            <text:p>0.04776</text:p>
          </table:table-cell>
          <table:table-cell office:value-type="float" office:value="77.42835">
            <text:p>77.42835</text:p>
          </table:table-cell>
        </table:table-row>
        <table:table-row table:style-name="ro1">
          <table:table-cell office:value-type="float" office:value="251.18864">
            <text:p>251.18864</text:p>
          </table:table-cell>
          <table:table-cell office:value-type="float" office:value="0.06105">
            <text:p>0.06105</text:p>
          </table:table-cell>
          <table:table-cell office:value-type="float" office:value="75.15535">
            <text:p>75.15535</text:p>
          </table:table-cell>
        </table:table-row>
        <table:table-row table:style-name="ro1">
          <table:table-cell office:value-type="float" office:value="316.22777">
            <text:p>316.22777</text:p>
          </table:table-cell>
          <table:table-cell office:value-type="float" office:value="0.07896">
            <text:p>0.07896</text:p>
          </table:table-cell>
          <table:table-cell office:value-type="float" office:value="72.00191">
            <text:p>72.00191</text:p>
          </table:table-cell>
        </table:table-row>
        <table:table-row table:style-name="ro1">
          <table:table-cell office:value-type="float" office:value="398.10717">
            <text:p>398.10717</text:p>
          </table:table-cell>
          <table:table-cell office:value-type="float" office:value="0.10431">
            <text:p>0.10431</text:p>
          </table:table-cell>
          <table:table-cell office:value-type="float" office:value="67.50819">
            <text:p>67.50819</text:p>
          </table:table-cell>
        </table:table-row>
        <table:table-row table:style-name="ro1">
          <table:table-cell office:value-type="float" office:value="501.18723">
            <text:p>501.18723</text:p>
          </table:table-cell>
          <table:table-cell office:value-type="float" office:value="0.14278">
            <text:p>0.14278</text:p>
          </table:table-cell>
          <table:table-cell office:value-type="float" office:value="60.50558">
            <text:p>60.50558</text:p>
          </table:table-cell>
        </table:table-row>
        <table:table-row table:style-name="ro1">
          <table:table-cell office:value-type="float" office:value="630.95734">
            <text:p>630.95734</text:p>
          </table:table-cell>
          <table:table-cell office:value-type="float" office:value="0.20593">
            <text:p>0.20593</text:p>
          </table:table-cell>
          <table:table-cell office:value-type="float" office:value="48.0378">
            <text:p>48.0378</text:p>
          </table:table-cell>
        </table:table-row>
        <table:table-row table:style-name="ro1">
          <table:table-cell office:value-type="float" office:value="794.32823">
            <text:p>794.32823</text:p>
          </table:table-cell>
          <table:table-cell office:value-type="float" office:value="0.30339">
            <text:p>0.30339</text:p>
          </table:table-cell>
          <table:table-cell office:value-type="float" office:value="22.52674">
            <text:p>22.5267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32567">
            <text:p>0.32567</text:p>
          </table:table-cell>
          <table:table-cell office:value-type="float" office:value="-20.32943">
            <text:p>-20.32943</text:p>
          </table:table-cell>
        </table:table-row>
        <table:table-row table:style-name="ro1">
          <table:table-cell office:value-type="float" office:value="1258.92541">
            <text:p>1258.92541</text:p>
          </table:table-cell>
          <table:table-cell office:value-type="float" office:value="0.22539">
            <text:p>0.22539</text:p>
          </table:table-cell>
          <table:table-cell office:value-type="float" office:value="-51.70715">
            <text:p>-51.70715</text:p>
          </table:table-cell>
        </table:table-row>
        <table:table-row table:style-name="ro1">
          <table:table-cell office:value-type="float" office:value="1584.89319">
            <text:p>1584.89319</text:p>
          </table:table-cell>
          <table:table-cell office:value-type="float" office:value="0.1502">
            <text:p>0.1502</text:p>
          </table:table-cell>
          <table:table-cell office:value-type="float" office:value="-66.84909">
            <text:p>-66.84909</text:p>
          </table:table-cell>
        </table:table-row>
        <table:table-row table:style-name="ro1">
          <table:table-cell office:value-type="float" office:value="1995.26231">
            <text:p>1995.26231</text:p>
          </table:table-cell>
          <table:table-cell office:value-type="float" office:value="0.10587">
            <text:p>0.10587</text:p>
          </table:table-cell>
          <table:table-cell office:value-type="float" office:value="-74.90726">
            <text:p>-74.90726</text:p>
          </table:table-cell>
        </table:table-row>
        <table:table-row table:style-name="ro1">
          <table:table-cell office:value-type="float" office:value="2511.88643">
            <text:p>2511.88643</text:p>
          </table:table-cell>
          <table:table-cell office:value-type="float" office:value="0.07739">
            <text:p>0.07739</text:p>
          </table:table-cell>
          <table:table-cell office:value-type="float" office:value="-79.52354">
            <text:p>-79.52354</text:p>
          </table:table-cell>
        </table:table-row>
        <table:table-row table:style-name="ro1">
          <table:table-cell office:value-type="float" office:value="3162.27766">
            <text:p>3162.27766</text:p>
          </table:table-cell>
          <table:table-cell office:value-type="float" office:value="0.05824">
            <text:p>0.05824</text:p>
          </table:table-cell>
          <table:table-cell office:value-type="float" office:value="-82.47982">
            <text:p>-82.47982</text:p>
          </table:table-cell>
        </table:table-row>
        <table:table-row table:style-name="ro1">
          <table:table-cell office:value-type="float" office:value="3981.07171">
            <text:p>3981.07171</text:p>
          </table:table-cell>
          <table:table-cell office:value-type="float" office:value="0.04484">
            <text:p>0.04484</text:p>
          </table:table-cell>
          <table:table-cell office:value-type="float" office:value="-84.40061">
            <text:p>-84.40061</text:p>
          </table:table-cell>
        </table:table-row>
        <table:table-row table:style-name="ro1">
          <table:table-cell office:value-type="float" office:value="5011.87234">
            <text:p>5011.87234</text:p>
          </table:table-cell>
          <table:table-cell office:value-type="float" office:value="0.03478">
            <text:p>0.03478</text:p>
          </table:table-cell>
          <table:table-cell office:value-type="float" office:value="-85.74526">
            <text:p>-85.74526</text:p>
          </table:table-cell>
        </table:table-row>
        <table:table-row table:style-name="ro1">
          <table:table-cell office:value-type="float" office:value="6309.57344">
            <text:p>6309.57344</text:p>
          </table:table-cell>
          <table:table-cell office:value-type="float" office:value="0.02707">
            <text:p>0.02707</text:p>
          </table:table-cell>
          <table:table-cell office:value-type="float" office:value="-86.78513">
            <text:p>-86.78513</text:p>
          </table:table-cell>
        </table:table-row>
        <table:table-row table:style-name="ro1">
          <table:table-cell office:value-type="float" office:value="7943.28235">
            <text:p>7943.28235</text:p>
          </table:table-cell>
          <table:table-cell office:value-type="float" office:value="0.02136">
            <text:p>0.02136</text:p>
          </table:table-cell>
          <table:table-cell office:value-type="float" office:value="-87.18184">
            <text:p>-87.1818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1686">
            <text:p>0.01686</text:p>
          </table:table-cell>
          <table:table-cell office:value-type="float" office:value="-87.8737">
            <text:p>-87.8737</text:p>
          </table:table-cell>
        </table:table-row>
        <table:table-row table:style-name="ro1">
          <table:table-cell office:value-type="float" office:value="12589.25412">
            <text:p>12589.25412</text:p>
          </table:table-cell>
          <table:table-cell office:value-type="float" office:value="0.01341">
            <text:p>0.01341</text:p>
          </table:table-cell>
          <table:table-cell office:value-type="float" office:value="-88.06002">
            <text:p>-88.06002</text:p>
          </table:table-cell>
        </table:table-row>
        <table:table-row table:style-name="ro1">
          <table:table-cell office:value-type="float" office:value="15848.93192">
            <text:p>15848.93192</text:p>
          </table:table-cell>
          <table:table-cell office:value-type="float" office:value="0.01069">
            <text:p>0.01069</text:p>
          </table:table-cell>
          <table:table-cell office:value-type="float" office:value="-88.20199">
            <text:p>-88.20199</text:p>
          </table:table-cell>
        </table:table-row>
        <table:table-row table:style-name="ro1">
          <table:table-cell office:value-type="float" office:value="19952.62315">
            <text:p>19952.62315</text:p>
          </table:table-cell>
          <table:table-cell office:value-type="float" office:value="0.00833">
            <text:p>0.00833</text:p>
          </table:table-cell>
          <table:table-cell office:value-type="float" office:value="271.52796">
            <text:p>271.52796</text:p>
          </table:table-cell>
        </table:table-row>
        <table:table-row table:style-name="ro1">
          <table:table-cell office:value-type="float" office:value="25118.86432">
            <text:p>25118.86432</text:p>
          </table:table-cell>
          <table:table-cell office:value-type="float" office:value="0.00666">
            <text:p>0.00666</text:p>
          </table:table-cell>
          <table:table-cell office:value-type="float" office:value="-88.39136">
            <text:p>-88.39136</text:p>
          </table:table-cell>
        </table:table-row>
        <table:table-row table:style-name="ro1">
          <table:table-cell office:value-type="float" office:value="31622.7766">
            <text:p>31622.7766</text:p>
          </table:table-cell>
          <table:table-cell office:value-type="float" office:value="0.00528">
            <text:p>0.00528</text:p>
          </table:table-cell>
          <table:table-cell office:value-type="float" office:value="-88.12525">
            <text:p>-88.12525</text:p>
          </table:table-cell>
        </table:table-row>
        <table:table-row table:style-name="ro1">
          <table:table-cell office:value-type="float" office:value="39810.71706">
            <text:p>39810.71706</text:p>
          </table:table-cell>
          <table:table-cell office:value-type="float" office:value="0.00425">
            <text:p>0.00425</text:p>
          </table:table-cell>
          <table:table-cell office:value-type="float" office:value="-87.34839">
            <text:p>-87.34839</text:p>
          </table:table-cell>
        </table:table-row>
        <table:table-row table:style-name="ro1">
          <table:table-cell office:value-type="float" office:value="50118.72336">
            <text:p>50118.72336</text:p>
          </table:table-cell>
          <table:table-cell office:value-type="float" office:value="0.0032">
            <text:p>0.0032</text:p>
          </table:table-cell>
          <table:table-cell office:value-type="float" office:value="272.34646">
            <text:p>272.34646</text:p>
          </table:table-cell>
        </table:table-row>
        <table:table-row table:style-name="ro1">
          <table:table-cell office:value-type="float" office:value="63095.73445">
            <text:p>63095.73445</text:p>
          </table:table-cell>
          <table:table-cell office:value-type="float" office:value="0.00257">
            <text:p>0.00257</text:p>
          </table:table-cell>
          <table:table-cell office:value-type="float" office:value="272.83508">
            <text:p>272.83508</text:p>
          </table:table-cell>
        </table:table-row>
        <table:table-row table:style-name="ro1">
          <table:table-cell office:value-type="float" office:value="79432.82347">
            <text:p>79432.82347</text:p>
          </table:table-cell>
          <table:table-cell office:value-type="float" office:value="0.00224">
            <text:p>0.00224</text:p>
          </table:table-cell>
          <table:table-cell office:value-type="float" office:value="269.98047">
            <text:p>269.9804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8:26:50</meta:creation-date>
    <dc:date>2014-11-28T18:28:39</dc:date>
    <meta:editing-duration>P0D</meta:editing-duration>
    <meta:editing-cycles>1</meta:editing-cycles>
    <meta:document-statistic meta:table-count="3" meta:cell-count="150" meta:object-count="0"/>
    <meta:generator>LibreOffice/3.5$Linux_X86_64 LibreOffice_project/350m1$Build-2</meta:generator>
  </office:meta>
</office:document-meta>
</file>